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22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PRAISE FOR JERUSALEM (122:1-5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PRAISE FOR JERUSALEM (122:1-5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For its blessedness (122:1-3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For its busyness (122:4-5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122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PRAISE FOR JERUSALEM (122:1-5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PRAYER FOR JERUSALEM (122:6-9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PRAYER FOR JERUSALEM (122:6-9)<text:s text:c="1"/></text:span><text:span text:style-name="a472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For peace (122:6-8)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For protection (122:9)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For prosperity (122:6-7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PSALM 122<text:s text:c="1"/></text:span><text:span text:style-name="a490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PRAISE FOR JERUSALEM (122:1-5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PRAYER FOR JERUSALEM (122:6-9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22 </dc:title>
    <meta:initial-creator>David STRICKLAND</meta:initial-creator>
    <dc:creator>David STRICKLAND</dc:creator>
    <meta:creation-date>2020-02-22T17:39:43Z</meta:creation-date>
    <dc:date>2020-02-22T17:39:44Z</dc:date>
    <meta:template xlink:href="BibleStudy" xlink:type="simple"/>
    <meta:editing-cycles>1</meta:editing-cycles>
    <meta:editing-duration>PT0S</meta:editing-duration>
    <meta:document-statistic meta:paragraph-count="15" meta:word-count="80"/>
  </office:meta>
</office:document-meta>
</file>